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cc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Crypter les mots de passe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VE</text:p>
          </table:table-cell>
          <table:table-cell table:style-name="ce9" office:value-type="string">
            <text:p>Savoir les blessés/suspendus pour la prochaine journée</text:p>
          </table:table-cell>
          <table:table-cell table:style-name="ce13" office:value-type="date" office:date-value="2018-03-19">
            <text:p>1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Possibilité de faire un changement tactique après le début de la jour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er pari sur son match pour gagner un bonus </text:p>
          </table:table-cell>
          <table:table-cell table:style-name="ce13" office:value-type="date" office:date-value="2018-03-25">
            <text:p>25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Refactor page création ligue pour faire contrôle en js sur clic bouton au lieu de faire des messages côté serveur 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dump BDD quand init de la journée</text:p>
          </table:table-cell>
          <table:table-cell table:style-name="ce13" office:value-type="date" office:date-value="2018-03-18">
            <text:p>18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Revoir toutes les popup de confirmation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carton jaune = but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pas de remplacements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Le style de coach génère des bonus/malus propre à chacun (Gaeul)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Suppression des actualités en ajax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lassiqu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 (avec bonus ou malus selon) Gab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Option bonus/malus : sélection des bonus au choix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IHM/cron : caricatures en fin de ligue</text:p>
          </table:table-cell>
          <table:table-cell table:style-name="ce13" office:value-type="date" office:date-value="2018-03-24">
            <text:p>2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Images caricatures en fin de ligue</text:p>
          </table:table-cell>
          <table:table-cell table:style-name="ce13" office:value-type="date" office:date-value="2018-03-27">
            <text:p>27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Ecran calendrier : terrain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11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endre en compte images brassard et gardien issu du club dans calendrier.php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Chercher pourquoi budget_restant pas mis à jour dans équipe</text:p>
          </table:table-cell>
          <table:table-cell table:style-name="ce13" office:value-type="date" office:date-value="2018-03-18">
            <text:p>18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des bonus avec img dans écran équipe</text:p>
          </table:table-cell>
          <table:table-cell table:style-name="ce13" office:value-type="date" office:date-value="2018-03-17">
            <text:p>17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expert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pip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national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oupe/à la journé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/>
          <table:table-cell>
            <draw:frame table:end-cell-address="DEV.B112" table:end-x="0.475cm" table:end-y="0.025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5"/>
        <table:table-column table:style-name="co1" table:default-cell-style-name="ce15"/>
        <table:table-column table:style-name="co5" table:default-cell-style-name="Default"/>
        <table:table-column table:style-name="co1" table:number-columns-repeated="3" table:default-cell-style-name="ce15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5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14" office:value-type="string">
            <text:p>28 (02/04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6" office:value-type="date" office:date-value="2018-03-13">
            <text:p>13/03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6" office:value-type="date" office:date-value="2018-03-08">
            <text:p>08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30 (16/18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revoir écran « mon équipe » pour équipe exempt</text:p>
          </table:table-cell>
          <table:table-cell table:style-name="ce16" office:value-type="date" office:date-value="2018-03-16">
            <text:p>16/03/18</text:p>
          </table:table-cell>
          <table:table-cell table:number-columns-repeated="2" table:style-name="ce14" office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ajout message confirmation sur clic bouton « fermer mercato »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Correction création bonus/malus à la création des équipes : présence bonus « la dech' »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initialisation compo se basant sur la mauvaise équipe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impossibilité de faire 3 changements au milieu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 office:value-type="string">
            <text:p>Bug non reproduit mais correctif apporté dans certains cas</text:p>
          </table:table-cell>
          <table:table-cell table:number-columns-repeated="1017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maj score non faite quand statut passe à 2</text:p>
          </table:table-cell>
          <table:table-cell table:style-name="ce16" office:value-type="date" office:date-value="2018-03-22">
            <text:p>22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31 (31/03 au 04/04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mercato – affichage 2 fois le même joueur</text:p>
          </table:table-cell>
          <table:table-cell table:style-name="ce16" office:value-type="date" office:date-value="2018-04-01">
            <text:p>01/04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On récupère que les joueurs avec colonne nouvel_id à NULL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mercato – affichage budget restant</text:p>
          </table:table-cell>
          <table:table-cell table:style-name="ce16" office:value-type="date" office:date-value="2018-04-01">
            <text:p>01/04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init compo sur équipe exempt journée précédente</text:p>
          </table:table-cell>
          <table:table-cell table:style-name="ce16" office:value-type="date" office:date-value="2018-04-01">
            <text:p>01/04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scrapMaxi</text:p>
          </table:table-cell>
          <table:table-cell table:style-name="ce16" office:value-type="date" office:date-value="2018-04-01">
            <text:p>01/04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coquille insérée lors refactoring</text:p>
          </table:table-cell>
          <table:table-cell table:style-name="ce9" table:number-columns-repeated="1017"/>
        </table:table-row>
        <table:table-row table:style-name="ro5">
          <table:table-cell table:number-columns-repeated="2"/>
          <table:table-cell office:value-type="string">
            <text:p>Dump pré-journée non fai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Plantage dans ctr_mercatoEquipe.php (l 19). Si rien en session =&gt; envoyer vers Bureau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Sur téléphone, les titu sont proposés dans les remplaçants. C'est OK sur pc.</text:p>
          </table:table-cell>
          <table:table-cell table:number-columns-repeated="1021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3/04/2018</text:date>, <text:time>21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4-03T21:43:18.41</dc:date>
    <dc:creator>Max Plaiz</dc:creator>
    <meta:editing-duration>P1DT15H14M7S</meta:editing-duration>
    <meta:editing-cycles>78</meta:editing-cycles>
    <meta:generator>OpenOffice/4.1.3$Win32 OpenOffice.org_project/413m1$Build-9783</meta:generator>
    <meta:document-statistic meta:table-count="2" meta:cell-count="273" meta:object-count="1"/>
  </office:meta>
</office:document-meta>
</file>